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9945in"/>
    </style:style>
    <style:style style:name="co23" style:family="table-column">
      <style:table-column-properties fo:break-before="auto" style:column-width="0.6854in"/>
    </style:style>
    <style:style style:name="co24" style:family="table-column">
      <style:table-column-properties fo:break-before="auto" style:column-width="1.2484in"/>
    </style:style>
    <style:style style:name="co25" style:family="table-column">
      <style:table-column-properties fo:break-before="auto" style:column-width="1.148in"/>
    </style:style>
    <style:style style:name="co26" style:family="table-column">
      <style:table-column-properties fo:break-before="auto" style:column-width="2.2563in"/>
    </style:style>
    <style:style style:name="co27" style:family="table-column">
      <style:table-column-properties fo:break-before="auto" style:column-width="1.4299in"/>
    </style:style>
    <style:style style:name="co28" style:family="table-column">
      <style:table-column-properties fo:break-before="auto" style:column-width="1.7827in"/>
    </style:style>
    <style:style style:name="co29" style:family="table-column">
      <style:table-column-properties fo:break-before="auto" style:column-width="1.5409in"/>
    </style:style>
    <style:style style:name="co30" style:family="table-column">
      <style:table-column-properties fo:break-before="auto" style:column-width="2.1654in"/>
    </style:style>
    <style:style style:name="co31" style:family="table-column">
      <style:table-column-properties fo:break-before="auto" style:column-width="1.8736in"/>
    </style:style>
    <style:style style:name="co32" style:family="table-column">
      <style:table-column-properties fo:break-before="auto" style:column-width="1.3626in"/>
    </style:style>
    <style:style style:name="co33" style:family="table-column">
      <style:table-column-properties fo:break-before="auto" style:column-width="0.6339in"/>
    </style:style>
    <style:style style:name="co34" style:family="table-column">
      <style:table-column-properties fo:break-before="auto" style:column-width="1.8134in"/>
    </style:style>
    <style:style style:name="co35" style:family="table-column">
      <style:table-column-properties fo:break-before="auto" style:column-width="2.1854in"/>
    </style:style>
    <style:style style:name="co36" style:family="table-column">
      <style:table-column-properties fo:break-before="auto" style:column-width="1.2083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5028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2.1764in" fo:break-before="auto" style:use-optimal-row-height="true"/>
    </style:style>
    <style:style style:name="ro22" style:family="table-row">
      <style:table-row-properties style:row-height="3.3366in" fo:break-before="auto" style:use-optimal-row-height="true"/>
    </style:style>
    <style:style style:name="ro23" style:family="table-row">
      <style:table-row-properties style:row-height="0.839in" fo:break-before="auto" style:use-optimal-row-height="true"/>
    </style:style>
    <style:style style:name="ro24" style:family="table-row">
      <style:table-row-properties style:row-height="1.6783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1.0154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2.8398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0.1862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0.5492in" fo:break-before="auto" style:use-optimal-row-height="false"/>
    </style:style>
    <style:style style:name="ro37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fo:wrap-option="wrap"/>
      <style:text-properties style:font-name="Arial1" fo:font-size="10pt"/>
    </style:style>
    <style:style style:name="ce185" style:family="table-cell" style:parent-style-name="Default">
      <style:text-properties style:font-name="Arial1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8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0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wrap" style:vertical-align="top"/>
    </style:style>
    <style:style style:name="ce2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Default">
      <style:table-cell-properties fo:background-color="#000080"/>
      <style:text-properties fo:color="#ffffff" fo:font-size="12pt" fo:font-weight="bold"/>
    </style:style>
    <style:style style:name="ce23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ackground-color="transparent"/>
    </style:style>
    <style:style style:name="ce24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#REF!.F52" office:value-type="float" office:value="0">
            <text:p>#NAME?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  <text:p><text:span text:style-name="T4">ECM-5518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 table:number-rows-repeated="8">
          <table:table-cell table:style-name="ce53" table:number-columns-repeated="3"/>
          <table:table-cell table:style-name="ce63" table:number-columns-repeated="253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8">
          <table:table-cell table:style-name="ce68" table:formula="oooc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0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1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3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ooc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0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ooc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ooc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ooc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to add permission to this taxonomy,select any and add all the permissions(read,remove...)</text:span></text:p>
            <text:p><text:span text:style-name="T7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ooc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3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ooc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ooc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0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ooc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ooc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3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ooc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6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ooc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6"/>
          <table:table-cell table:style-name="ce172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6"/>
          <table:table-cell table:style-name="ce17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22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table:table-column table:style-name="co1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2" table:default-cell-style-name="Default"/>
        <table:table-column table:style-name="co28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3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0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ooc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ooc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16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ooc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8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12" table:number-columns-repeated="4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54])" office:value-type="float" office:value="0" table:number-columns-spanned="3" table:number-rows-spanned="1">
            <text:p>#NAME?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7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9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ooc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7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'Bugs_v1.6.9'.F7;6;FIND(&quot;:&quot;;'Bugs_v1.6.9'.F7;1)-FIND(&quot; &quot;;'Bugs_v1.6.9'.F7;1)-1))&gt;VALUE(MID(F12;6;FIND(&quot;:&quot;;F12;1)-FIND(&quot; &quot;;F12;1)-1));&quot;&quot;;MAX(A$7:A12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7;6;FIND(&quot;:&quot;;'Bugs_v1.6.9'.F7;1)-FIND(&quot; &quot;;'Bugs_v1.6.9'.F7;1)-1))&gt;VALUE(MID(F12;6;FIND(&quot;:&quot;;F12;1)-FIND(&quot; &quot;;F12;1)-1));C12;C12+1)" office:value-type="float" office:value="0">
            <text:p>#NAME?</text:p>
          </table:table-cell>
          <table:table-cell table:style-name="ce57" table:formula="oooc:='Bugs_v1.6.9'.B7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68" table:formula="oooc:=IF(VALUE(MID('Bugs_v1.6.9'.F8;6;FIND(&quot;:&quot;;'Bugs_v1.6.9'.F8;1)-FIND(&quot; &quot;;'Bugs_v1.6.9'.F8;1)-1))&gt;VALUE(MID('Bugs_v1.6.9'.F7;6;FIND(&quot;:&quot;;'Bugs_v1.6.9'.F7;1)-FIND(&quot; &quot;;'Bugs_v1.6.9'.F7;1)-1));&quot;&quot;;MAX(A$7:A13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8;6;FIND(&quot;:&quot;;'Bugs_v1.6.9'.F8;1)-FIND(&quot; &quot;;'Bugs_v1.6.9'.F8;1)-1))&gt;VALUE(MID('Bugs_v1.6.9'.F7;6;FIND(&quot;:&quot;;'Bugs_v1.6.9'.F7;1)-FIND(&quot; &quot;;'Bugs_v1.6.9'.F7;1)-1));'Bugs_v1.6.9'.C7;'Bugs_v1.6.9'.C7+1)" office:value-type="float" office:value="0">
            <text:p>#NAME?</text:p>
          </table:table-cell>
          <table:table-cell table:style-name="ce57" table:formula="oooc:='Bugs_v1.6.9'.B8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68" table:formula="oooc:=IF(VALUE(MID('Bugs_v1.6.9'.F9;6;FIND(&quot;:&quot;;'Bugs_v1.6.9'.F9;1)-FIND(&quot; &quot;;'Bugs_v1.6.9'.F9;1)-1))&gt;VALUE(MID('Bugs_v1.6.9'.F8;6;FIND(&quot;:&quot;;'Bugs_v1.6.9'.F8;1)-FIND(&quot; &quot;;'Bugs_v1.6.9'.F8;1)-1));&quot;&quot;;MAX(A$7:A14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9;6;FIND(&quot;:&quot;;'Bugs_v1.6.9'.F9;1)-FIND(&quot; &quot;;'Bugs_v1.6.9'.F9;1)-1))&gt;VALUE(MID('Bugs_v1.6.9'.F8;6;FIND(&quot;:&quot;;'Bugs_v1.6.9'.F8;1)-FIND(&quot; &quot;;'Bugs_v1.6.9'.F8;1)-1));'Bugs_v1.6.9'.C8;'Bugs_v1.6.9'.C8+1)" office:value-type="float" office:value="0">
            <text:p>#NAME?</text:p>
          </table:table-cell>
          <table:table-cell table:style-name="ce57" table:formula="oooc:='Bugs_v1.6.9'.B9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6];6;FIND(&quot;:&quot;;[.F16];1)-FIND(&quot; &quot;;[.F16];1)-1))&gt;VALUE(MID('Bugs_v1.6.9'.F9;6;FIND(&quot;:&quot;;'Bugs_v1.6.9'.F9;1)-FIND(&quot; &quot;;'Bugs_v1.6.9'.F9;1)-1));&quot;&quot;;MAX(A$7:A15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6];6;FIND(&quot;:&quot;;[.F16];1)-FIND(&quot; &quot;;[.F16];1)-1))&gt;VALUE(MID('Bugs_v1.6.9'.F9;6;FIND(&quot;:&quot;;'Bugs_v1.6.9'.F9;1)-FIND(&quot; &quot;;'Bugs_v1.6.9'.F9;1)-1));'Bugs_v1.6.9'.C9;'Bugs_v1.6.9'.C9+1)" office:value-type="float" office:value="0">
            <text:p>#NAME?</text:p>
          </table:table-cell>
          <table:table-cell table:style-name="ce57" table:formula="oooc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0">
            <text:p>#NAME?</text:p>
          </table:table-cell>
          <table:table-cell table:style-name="ce57" table:formula="oooc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0">
            <text:p>#NAME?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ooc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ooc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7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6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6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ooc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7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0">
            <text:p>#NAME?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ooc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ooc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0">
            <text:p>#NAME?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ooc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6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ooc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ooc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ooc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7">
          <table:table-cell table:style-name="ce6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0">
            <text:p>#NAME?</text:p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ooc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ooc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6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ooc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6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ooc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ooc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ooc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ooc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ooc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ooc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0">
            <text:p>#NAME?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ooc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ooc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0">
          <table:table-cell table:style-name="ce6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6">
          <table:table-cell table:style-name="ce6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7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0">
            <text:p>#NAME?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ooc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6">
          <table:table-cell table:style-name="ce6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ooc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ooc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7">
          <table:table-cell table:style-name="ce68" table:formula="oooc:=IF(VALUE(MID([.F58];6;FIND(&quot;:&quot;;[.F58];1)-FIND(&quot; &quot;;[.F58];1)-1))&gt;VALUE(MID([.F57];6;FIND(&quot;:&quot;;[.F57];1)-FIND(&quot; &quot;;[.F57];1)-1));&quot;&quot;;MAX([.A$7:.A57])+1)" office:value-type="float" office:value="0">
            <text:p>#NAME?</text:p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6">
          <table:table-cell table:style-name="ce6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ooc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ooc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7">
          <table:table-cell table:style-name="ce6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ooc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0">
          <table:table-cell table:style-name="ce68" table:formula="oooc:=IF(VALUE(MID([.F62];6;FIND(&quot;:&quot;;[.F62];1)-FIND(&quot; &quot;;[.F62];1)-1))&gt;VALUE(MID([.F61];6;FIND(&quot;:&quot;;[.F61];1)-FIND(&quot; &quot;;[.F61];1)-1));&quot;&quot;;MAX([.A$7:.A61])+1)" office:value-type="float" office:value="0">
            <text:p>#NAME?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ooc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19">
          <table:table-cell table:style-name="ce6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ooc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0">
          <table:table-cell table:style-name="ce68" table:formula="oooc:=IF(VALUE(MID([.F64];6;FIND(&quot;:&quot;;[.F64];1)-FIND(&quot; &quot;;[.F64];1)-1))&gt;VALUE(MID([.F63];6;FIND(&quot;:&quot;;[.F63];1)-FIND(&quot; &quot;;[.F63];1)-1));&quot;&quot;;MAX([.A$7:.A63])+1)" office:value-type="float" office:value="0">
            <text:p>#NAME?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ooc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ooc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7">
          <table:table-cell table:style-name="ce6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ooc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7">
          <table:table-cell table:style-name="ce68" table:formula="oooc:=IF(VALUE(MID([.F67];6;FIND(&quot;:&quot;;[.F67];1)-FIND(&quot; &quot;;[.F67];1)-1))&gt;VALUE(MID([.F66];6;FIND(&quot;:&quot;;[.F66];1)-FIND(&quot; &quot;;[.F66];1)-1));&quot;&quot;;MAX([.A$7:.A66])+1)" office:value-type="float" office:value="0">
            <text:p>#NAME?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7">
          <table:table-cell table:style-name="ce6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ooc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0">
          <table:table-cell table:style-name="ce68" table:formula="oooc:=IF(VALUE(MID([.F69];6;FIND(&quot;:&quot;;[.F69];1)-FIND(&quot; &quot;;[.F69];1)-1))&gt;VALUE(MID([.F68];6;FIND(&quot;:&quot;;[.F68];1)-FIND(&quot; &quot;;[.F68];1)-1));&quot;&quot;;MAX([.A$7:.A68])+1)" office:value-type="float" office:value="0">
            <text:p>#NAME?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7">
          <table:table-cell table:style-name="ce6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ooc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0">
          <table:table-cell table:style-name="ce68" table:formula="oooc:=IF(VALUE(MID([.F71];6;FIND(&quot;:&quot;;[.F71];1)-FIND(&quot; &quot;;[.F71];1)-1))&gt;VALUE(MID([.F70];6;FIND(&quot;:&quot;;[.F70];1)-FIND(&quot; &quot;;[.F70];1)-1));&quot;&quot;;MAX([.A$7:.A70])+1)" office:value-type="float" office:value="0">
            <text:p>#NAME?</text:p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ooc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7">
          <table:table-cell table:style-name="ce6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ooc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table:table-column table:style-name="co12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9])" office:value-type="float" office:value="33" table:number-columns-spanned="3" table:number-rows-spanned="1">
            <text:p>33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7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ooc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office:value-type="string">
            <text:p>No URL is pasted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ooc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office:value-type="string">
            <text:p>when we remove an existing document we notice that this script is never executed.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ooc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16">
          <table:table-cell table:style-name="ce176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ooc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office:value-type="string">
            <text:p>the folder cannot be collapsed!</text:p>
          </table:table-cell>
          <table:table-cell table:style-name="ce184" table:number-columns-repeated="245"/>
        </table:table-row>
        <table:table-row table:style-name="ro17">
          <table:table-cell table:style-name="ce176"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ooc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184" office:value-type="string">
            <text:p>It will appear but masked by the right click menu of IE8.</text:p>
          </table:table-cell>
          <table:table-cell table:style-name="ce184" table:number-columns-repeated="245"/>
        </table:table-row>
        <table:table-row table:style-name="ro27">
          <table:table-cell table:style-name="ce176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ooc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11">In the search area inside Sites Explorer, put the text acme_doc to 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office:value-type="string">
            <text:p>Return no result found with exception in console</text:p>
          </table:table-cell>
          <table:table-cell table:style-name="ce184" table:number-columns-repeated="245"/>
        </table:table-row>
        <table:table-row table:style-name="ro19">
          <table:table-cell table:style-name="ce176"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ooc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Go to <text:a xlink:href="https://jira.exoplatform.org/browse/ecm-5563">ECM-5563</text:a> to see the bug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ooc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ooc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Close still is Close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ooc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c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4">
          <table:table-cell table:style-name="ce176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ooc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ooc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ooc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7">
          <table:table-cell table:style-name="ce176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ooc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office:value-type="string">
            <text:p>The name of taxonomy is limited to 30 characters</text:p>
          </table:table-cell>
          <table:table-cell table:style-name="ce184" table:number-columns-repeated="245"/>
        </table:table-row>
        <table:table-row table:style-name="ro26">
          <table:table-cell table:style-name="ce176"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ooc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9">
          <table:table-cell table:style-name="ce176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ooc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office:value-type="string">
            <text:p>Show exception</text:p>
          </table:table-cell>
          <table:table-cell table:style-name="ce184" table:number-columns-repeated="245"/>
        </table:table-row>
        <table:table-row table:style-name="ro28">
          <table:table-cell table:style-name="ce176" table:formula="oooc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246"/>
        </table:table-row>
        <table:table-row table:style-name="ro21">
          <table:table-cell table:style-name="ce176"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0">
          <table:table-cell table:style-name="ce176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ooc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2">The icon insert/edit image is shown in the FCK Editor in Content field</text:span></text:p>
            <text:p><text:span text:style-name="T12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7">
          <table:table-cell table:style-name="ce176" table:formula="oooc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ooc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ooc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17">
          <table:table-cell table:style-name="ce176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ooc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ooc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17">
          <table:table-cell table:style-name="ce176" table:formula="oooc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3">
          <table:table-cell table:style-name="ce176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24">
          <table:table-cell table:style-name="ce176" table:formula="oooc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ooc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4"/></text:p>
            <text:p><text:span text:style-name="T14">- The document seems as if it's locked. If we want to retrieve the lock, the message " You don't have permission to unlock this node. Please contact with administrator to get correct right" was appeared.</text:span></text:p>
          </table:table-cell>
          <table:table-cell table:number-columns-repeated="245"/>
        </table:table-row>
        <table:table-row table:style-name="ro25">
          <table:table-cell table:style-name="ce176" table:formula="oooc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29">
          <table:table-cell table:style-name="ce176" table:formula="oooc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ooc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26">
          <table:table-cell table:style-name="ce176" table:formula="oooc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ooc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13">
          <table:table-cell table:style-name="ce176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3">
          <table:table-cell table:style-name="ce176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17">
          <table:table-cell table:style-name="ce176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7" office:value-type="float" office:value="1">
            <text:p>001</text:p>
          </table:table-cell>
          <table:table-cell table:style-name="ce57" table:formula="oooc:=[.B53]" office:value-type="string" office:string-value="REG_AIO168_ECM_018">
            <text:p>REG_AIO168_ECM_018</text:p>
          </table:table-cell>
          <table:table-cell table:style-name="ce173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30">
          <table:table-cell table:style-name="ce176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7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16">
          <table:table-cell table:style-name="ce176" table:formula="oooc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7" office:value-type="float" office:value="1">
            <text:p>001</text:p>
          </table:table-cell>
          <table:table-cell table:style-name="ce57" table:formula="oooc:=[.B55]" office:value-type="string" office:string-value="REG_AIO168_ECM_019">
            <text:p>REG_AIO168_ECM_019</text:p>
          </table:table-cell>
          <table:table-cell table:style-name="ce178" office:value-type="string">
            <text:p>Check displaying in Content Browser</text:p>
          </table:table-cell>
          <table:table-cell table:style-name="ce180" office:value-type="string">
            <text:p>Step 1: Import node</text:p>
          </table:table-cell>
          <table:table-cell table:style-name="ce180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0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17">
          <table:table-cell table:style-name="ce176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7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0" office:value-type="string">
            <text:p>Step 2: Check showing imported node in Content Browser</text:p>
          </table:table-cell>
          <table:table-cell table:style-name="ce180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0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4" office:value-type="string">
            <text:p>Display error</text:p>
          </table:table-cell>
          <table:table-cell table:number-columns-repeated="245"/>
        </table:table-row>
        <table:table-row table:style-name="ro27">
          <table:table-cell table:style-name="ce176" table:formula="oooc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7" office:value-type="float" office:value="1">
            <text:p>001</text:p>
          </table:table-cell>
          <table:table-cell table:style-name="ce57" table:formula="oooc:=[.B57]" office:value-type="string" office:string-value="REG_AIO168_ECM_020">
            <text:p>REG_AIO168_ECM_020</text:p>
          </table:table-cell>
          <table:table-cell table:style-name="ce173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17">
          <table:table-cell table:style-name="ce176" table:formula="oooc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8_ECM_020">
            <text:p>REG_AIO168_ECM_020</text:p>
          </table:table-cell>
          <table:table-cell table:style-name="ce173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3">Content <text:s/>Browser → Explorateur 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17">
          <table:table-cell table:style-name="ce176" table:formula="oooc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ooc:=[.B59]" office:value-type="string" office:string-value="REG_AIO168_ECM_020">
            <text:p>REG_AIO168_ECM_020</text:p>
          </table:table-cell>
          <table:table-cell table:style-name="ce173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6">
          <table:table-cell table:style-name="ce176" table:formula="oooc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ooc:=[.B60]" office:value-type="string" office:string-value="REG_AIO168_ECM_020">
            <text:p>REG_AIO168_ECM_020</text:p>
          </table:table-cell>
          <table:table-cell table:style-name="ce173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3">View/Edit/Delete → 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6">
          <table:table-cell table:style-name="ce176" table:formula="oooc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ooc:=[.B61]" office:value-type="string" office:string-value="REG_AIO168_ECM_020">
            <text:p>REG_AIO168_ECM_020</text:p>
          </table:table-cell>
          <table:table-cell table:style-name="ce173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9">
          <table:table-cell table:style-name="ce176" table:formula="oooc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ooc:=[.B62]" office:value-type="string" office:string-value="REG_AIO168_ECM_020">
            <text:p>REG_AIO168_ECM_020</text:p>
          </table:table-cell>
          <table:table-cell table:style-name="ce173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3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27">
          <table:table-cell table:style-name="ce176" table:formula="oooc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ooc:=[.B63]" office:value-type="string" office:string-value="REG_AIO168_ECM_020">
            <text:p>REG_AIO168_ECM_020</text:p>
          </table:table-cell>
          <table:table-cell table:style-name="ce173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3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ooc:=[.B64]" office:value-type="string" office:string-value="REG_AIO168_ECM_020">
            <text:p>REG_AIO168_ECM_020</text:p>
          </table:table-cell>
          <table:table-cell table:style-name="ce173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3">Remove Uploaded → Supprimer le 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ooc:=[.B65]" office:value-type="string" office:string-value="REG_AIO168_ECM_020">
            <text:p>REG_AIO168_ECM_020</text:p>
          </table:table-cell>
          <table:table-cell table:style-name="ce173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7">
          <table:table-cell table:style-name="ce176" table:formula="oooc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ooc:=[.B66]" office:value-type="string" office:string-value="REG_AIO168_ECM_020">
            <text:p>REG_AIO168_ECM_020</text:p>
          </table:table-cell>
          <table:table-cell table:style-name="ce173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3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ooc:=[.B67]" office:value-type="string" office:string-value="REG_AIO168_ECM_020">
            <text:p>REG_AIO168_ECM_020</text:p>
          </table:table-cell>
          <table:table-cell table:style-name="ce173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3">Remove Item → Supprimer un item; 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ooc:=[.B68]" office:value-type="string" office:string-value="REG_AIO168_ECM_020">
            <text:p>REG_AIO168_ECM_020</text:p>
          </table:table-cell>
          <table:table-cell table:style-name="ce173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3">Remove permission → Supprimer 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176" table:formula="oooc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ooc:=[.B69]" office:value-type="string" office:string-value="REG_AIO168_ECM_020">
            <text:p>REG_AIO168_ECM_020</text:p>
          </table:table-cell>
          <table:table-cell table:style-name="ce173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175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654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9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5" table:number-columns-repeated="4" table:default-cell-style-name="Default"/>
        <table:table-column table:style-name="co12" table:number-columns-repeated="248" table:default-cell-style-name="Default"/>
        <table:table-row table:style-name="ro31">
          <table:table-cell table:style-name="ce185"/>
          <table:table-cell table:style-name="ce188" office:value-type="string">
            <text:p>TEST CASES</text:p>
          </table:table-cell>
          <table:table-cell table:style-name="ce192"/>
          <table:table-cell table:style-name="ce197" table:number-columns-repeated="2"/>
          <table:table-cell table:style-name="ce185"/>
          <table:table-cell table:style-name="ce197" table:number-columns-repeated="2"/>
          <table:table-cell table:style-name="ce207"/>
          <table:table-cell table:style-name="ce210"/>
          <table:table-cell table:style-name="ce185"/>
          <table:table-cell table:style-name="ce212" office:value-type="string">
            <text:p>Passed</text:p>
          </table:table-cell>
          <table:table-cell table:style-name="ce212" table:formula="oooc:=COUNTIF([.L$7:.L$1022];[.$L1])" office:value-type="float" office:value="0">
            <text:p>0</text:p>
          </table:table-cell>
          <table:table-cell table:style-name="ce212" table:number-columns-repeated="2"/>
          <table:table-cell table:style-name="ce210" table:number-columns-repeated="215"/>
          <table:table-cell table:style-name="ce185" table:number-columns-repeated="26"/>
        </table:table-row>
        <table:table-row table:style-name="ro31">
          <table:table-cell table:style-name="ce185"/>
          <table:table-cell table:style-name="ce189"/>
          <table:table-cell table:style-name="ce193"/>
          <table:table-cell table:style-name="ce197" table:number-columns-repeated="2"/>
          <table:table-cell table:style-name="ce185"/>
          <table:table-cell table:style-name="ce197" table:number-columns-repeated="2"/>
          <table:table-cell table:style-name="ce207"/>
          <table:table-cell table:style-name="ce185" table:number-columns-repeated="2"/>
          <table:table-cell table:style-name="ce212" office:value-type="string">
            <text:p>Failed</text:p>
          </table:table-cell>
          <table:table-cell table:style-name="ce212" table:formula="oooc:=COUNTIF([.L$7:.L$1022];[.$L2])" office:value-type="float" office:value="0">
            <text:p>0</text:p>
          </table:table-cell>
          <table:table-cell table:style-name="ce212" table:number-columns-repeated="2"/>
          <table:table-cell table:style-name="ce210" table:number-columns-repeated="215"/>
          <table:table-cell table:style-name="ce185" table:number-columns-repeated="26"/>
        </table:table-row>
        <table:table-row table:style-name="ro15">
          <table:table-cell table:style-name="ce185"/>
          <table:table-cell table:style-name="ce190" office:value-type="string">
            <text:p>Function List:</text:p>
          </table:table-cell>
          <table:table-cell table:style-name="ce194" office:value-type="string" table:number-columns-spanned="3" table:number-rows-spanned="1">
            <text:p>Bugs on WCM 1.2.x for regression test</text:p>
          </table:table-cell>
          <table:covered-table-cell table:style-name="ce198"/>
          <table:covered-table-cell table:style-name="ce195"/>
          <table:table-cell table:style-name="ce185"/>
          <table:table-cell table:style-name="ce205"/>
          <table:table-cell table:style-name="ce206"/>
          <table:table-cell table:style-name="ce208"/>
          <table:table-cell table:style-name="ce185" table:number-columns-repeated="2"/>
          <table:table-cell table:style-name="ce212" office:value-type="string">
            <text:p>Blocked</text:p>
          </table:table-cell>
          <table:table-cell table:style-name="ce212" table:formula="oooc:=COUNTIF([.L$7:.L$1022];[.$L3])" office:value-type="float" office:value="0">
            <text:p>0</text:p>
          </table:table-cell>
          <table:table-cell table:style-name="ce212" table:number-columns-repeated="2"/>
          <table:table-cell table:style-name="ce210" table:number-columns-repeated="215"/>
          <table:table-cell table:style-name="ce185" table:number-columns-repeated="26"/>
        </table:table-row>
        <table:table-row table:style-name="ro11">
          <table:table-cell table:style-name="ce185"/>
          <table:table-cell table:style-name="ce190" office:value-type="string">
            <text:p>Total Main Cases:</text:p>
          </table:table-cell>
          <table:table-cell table:style-name="ce195" table:formula="oooc:=MAX([.A7:.A1005])" office:value-type="float" office:value="4" table:number-columns-spanned="3" table:number-rows-spanned="1">
            <text:p>4</text:p>
          </table:table-cell>
          <table:covered-table-cell table:style-name="ce198"/>
          <table:covered-table-cell table:style-name="ce195"/>
          <table:table-cell table:style-name="ce185"/>
          <table:table-cell table:style-name="ce205"/>
          <table:table-cell table:style-name="ce206"/>
          <table:table-cell table:style-name="ce208"/>
          <table:table-cell table:style-name="ce185" table:number-columns-repeated="2"/>
          <table:table-cell table:style-name="ce213" office:value-type="string">
            <text:p>Untested</text:p>
          </table:table-cell>
          <table:table-cell table:style-name="ce212" table:formula="oooc:=COUNTIF([.L$7:.L$1022];[.$L4])" office:value-type="float" office:value="0">
            <text:p>0</text:p>
          </table:table-cell>
          <table:table-cell table:style-name="ce212" table:number-columns-repeated="2"/>
          <table:table-cell table:style-name="ce210" table:number-columns-repeated="215"/>
          <table:table-cell table:style-name="ce185" table:number-columns-repeated="26"/>
        </table:table-row>
        <table:table-row table:style-name="ro31">
          <table:table-cell table:style-name="ce185"/>
          <table:table-cell table:style-name="ce191"/>
          <table:table-cell table:style-name="ce185"/>
          <table:table-cell table:style-name="ce199" table:number-columns-repeated="2"/>
          <table:table-cell table:style-name="ce199" office:value-type="string">
            <text:p><text:s/></text:p>
          </table:table-cell>
          <table:table-cell table:style-name="ce199" table:number-columns-repeated="2"/>
          <table:table-cell table:style-name="ce209"/>
          <table:table-cell table:style-name="ce185" table:number-columns-repeated="2"/>
          <table:table-cell table:style-name="ce185" office:value-type="string">
            <text:p>N/A</text:p>
          </table:table-cell>
          <table:table-cell table:style-name="ce212" table:formula="oooc:=COUNTIF([.L$7:.L$1022];[.$L5])" office:value-type="float" office:value="0">
            <text:p>0</text:p>
          </table:table-cell>
          <table:table-cell table:style-name="ce212" table:number-columns-repeated="2"/>
          <table:table-cell table:style-name="ce185" table:number-columns-repeated="241"/>
        </table:table-row>
        <table:table-row table:style-name="ro11">
          <table:table-cell table:style-name="ce186" office:value-type="string">
            <text:p>Case No</text:p>
          </table:table-cell>
          <table:table-cell table:style-name="ce186" office:value-type="string">
            <text:p>Related function</text:p>
          </table:table-cell>
          <table:table-cell table:style-name="ce186" office:value-type="string">
            <text:p>Case ID</text:p>
          </table:table-cell>
          <table:table-cell table:style-name="ce186" office:value-type="string">
            <text:p>Path</text:p>
          </table:table-cell>
          <table:table-cell table:style-name="ce186" office:value-type="string">
            <text:p>Case Description</text:p>
          </table:table-cell>
          <table:table-cell table:style-name="ce186" office:value-type="string">
            <text:p>Step Description</text:p>
          </table:table-cell>
          <table:table-cell table:style-name="ce186" office:value-type="string">
            <text:p>Steps to produce</text:p>
          </table:table-cell>
          <table:table-cell table:style-name="ce186" office:value-type="string">
            <text:p>Expected Output</text:p>
          </table:table-cell>
          <table:table-cell table:style-name="ce186" office:value-type="string">
            <text:p>Priority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Bug description</text:p>
          </table:table-cell>
          <table:table-cell table:style-name="ce186"/>
          <table:table-cell table:style-name="ce94" table:number-columns-repeated="7"/>
          <table:table-cell table:style-name="ce214" table:number-columns-repeated="211"/>
          <table:table-cell table:style-name="ce209" table:number-columns-repeated="25"/>
          <table:table-cell table:style-name="ce185"/>
        </table:table-row>
        <table:table-row table:style-name="ro27">
          <table:table-cell table:style-name="ce68" office:value-type="float" office:value="1">
            <text:p>001</text:p>
          </table:table-cell>
          <table:table-cell table:style-name="ce48" office:value-type="string">
            <text:p>REG_AIO169_WCM_001</text:p>
          </table:table-cell>
          <table:table-cell table:style-name="ce196" office:value-type="float" office:value="1">
            <text:p>001</text:p>
          </table:table-cell>
          <table:table-cell table:style-name="ce48" table:formula="oooc:=[.B7]" office:value-type="string" office:string-value="REG_AIO169_WCM_001">
            <text:p>REG_AIO169_WCM_001</text:p>
          </table:table-cell>
          <table:table-cell table:style-name="ce178" office:value-type="string">
            <text:p>Check displaying his name and surname of author in FCC</text:p>
          </table:table-cell>
          <table:table-cell table:style-name="ce180" office:value-type="string">
            <text:p>Step 1: Check when use Fast Content Creator</text:p>
          </table:table-cell>
          <table:table-cell table:style-name="ce18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85" table:number-columns-repeated="245"/>
        </table:table-row>
        <table:table-row table:style-name="ro19">
          <table:table-cell table:style-name="ce18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9_W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8" table:formula="oooc:=[.B8]" office:value-type="string" office:string-value="REG_AIO169_WCM_001">
            <text:p>REG_AIO169_WCM_001</text:p>
          </table:table-cell>
          <table:table-cell table:style-name="ce178" office:value-type="string">
            <text:p>Check displaying his name and surname of author in FE</text:p>
          </table:table-cell>
          <table:table-cell table:style-name="ce180" office:value-type="string">
            <text:p>Step 1: Check when use File Explorer </text:p>
          </table:table-cell>
          <table:table-cell table:style-name="ce18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85" table:number-columns-repeated="245"/>
        </table:table-row>
        <table:table-row table:style-name="ro20">
          <table:table-cell table:style-name="ce18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9_WCM_001</text:p>
          </table:table-cell>
          <table:table-cell table:style-name="ce177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8" table:formula="oooc:=[.B9]" office:value-type="string" office:string-value="REG_AIO169_WCM_001">
            <text:p>REG_AIO169_WCM_001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0" office:value-type="string">
            <text:p>Step 2: Check config in Content Browser portlet</text:p>
          </table:table-cell>
          <table:table-cell table:style-name="ce18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85" table:number-columns-repeated="245"/>
        </table:table-row>
        <table:table-row table:style-name="ro13">
          <table:table-cell table:style-name="ce18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48" office:value-type="string">
            <text:p>REG_AIO169_WCM_002</text:p>
          </table:table-cell>
          <table:table-cell table:style-name="ce177" office:value-type="float" office:value="1">
            <text:p>001</text:p>
          </table:table-cell>
          <table:table-cell table:style-name="ce48" table:formula="oooc:=[.B10]" office:value-type="string" office:string-value="REG_AIO169_WCM_002">
            <text:p>REG_AIO169_WCM_002</text:p>
          </table:table-cell>
          <table:table-cell table:style-name="ce200" office:value-type="string">
            <text:p>Check displaying pagination results of search in drive acme</text:p>
          </table:table-cell>
          <table:table-cell table:style-name="ce202" office:value-type="string">
            <text:p>Step 1: Go to drive "acme"</text:p>
          </table:table-cell>
          <table:table-cell table:style-name="ce202" office:value-type="string">
            <text:p>- Login by root</text:p>
            <text:p>- Go to Site explorer</text:p>
            <text:p>- Choose drive "acme"</text:p>
          </table:table-cell>
          <table:table-cell table:style-name="ce202" office:value-type="string">
            <text:p>- Show drive "acme"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11">
          <table:table-cell table:style-name="ce18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ooc:=[.B11]" office:value-type="string" office:string-value="REG_AIO169_WCM_002">
            <text:p>REG_AIO169_WCM_002</text:p>
          </table:table-cell>
          <table:table-cell table:style-name="ce201" office:value-type="string">
            <text:p>Check displaying pagination results of search in drive acme</text:p>
          </table:table-cell>
          <table:table-cell table:style-name="ce203" office:value-type="string">
            <text:p>Step 2: Check displaying pagination results of search in drive acme</text:p>
          </table:table-cell>
          <table:table-cell table:style-name="ce202" office:value-type="string">
            <text:p>- Go to the category "World"</text:p>
            <text:p>- Enter the keyword "ipsum"</text:p>
          </table:table-cell>
          <table:table-cell table:style-name="ce203" office:value-type="string">
            <text:p>- Show the result search in drive acme without pagination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20">
          <table:table-cell table:style-name="ce18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0" office:value-type="string">
            <text:p>Check searching documents which names contain apostrophes in Simple search.</text:p>
          </table:table-cell>
          <table:table-cell table:style-name="ce203" office:value-type="string">
            <text:p>Step 1:<text:span text:style-name="T15"> Upload a document with name contains apostrophes</text:span></text:p>
          </table:table-cell>
          <table:table-cell table:style-name="ce202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202" office:value-type="string">
            <text:p>- Upload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246"/>
        </table:table-row>
        <table:table-row table:style-name="ro20">
          <table:table-cell table:style-name="ce18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1" office:value-type="string">
            <text:p>Check searching documents which names contain apostrophes in Simple search.</text:p>
          </table:table-cell>
          <table:table-cell table:style-name="ce204" office:value-type="string">
            <text:p>Step 2: Public this doc</text:p>
          </table:table-cell>
          <table:table-cell table:style-name="ce204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04" office:value-type="string">
            <text:p>- Public doc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11"/>
          <table:table-cell table:number-columns-repeated="245"/>
        </table:table-row>
        <table:table-row table:style-name="ro13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1" office:value-type="string">
            <text:p>Check searching documents which names contain apostrophes in Simple search.</text:p>
          </table:table-cell>
          <table:table-cell table:style-name="ce204" office:value-type="string">
            <text:p>Step 3: Search doc which name contains apostrophes</text:p>
          </table:table-cell>
          <table:table-cell table:style-name="ce204" office:value-type="string">
            <text:p>- In put name contains apostrophes and click enter</text:p>
          </table:table-cell>
          <table:table-cell table:style-name="ce204" office:value-type="string">
            <text:p>Show document which name contains apostrophes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11"/>
          <table:table-cell table:number-columns-repeated="245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6" table:default-cell-style-name="ce221"/>
        <table:table-column table:style-name="co37" table:default-cell-style-name="ce221"/>
        <table:table-column table:style-name="co25" table:default-cell-style-name="ce221"/>
        <table:table-column table:style-name="co38" table:default-cell-style-name="ce221"/>
        <table:table-column table:style-name="co39" table:number-columns-repeated="2" table:default-cell-style-name="ce221"/>
        <table:table-column table:style-name="co40" table:number-columns-repeated="245" table:default-cell-style-name="ce221"/>
        <table:table-column table:style-name="co40" table:number-columns-repeated="4" table:default-cell-style-name="Default"/>
        <table:table-column table:style-name="co12" table:default-cell-style-name="Default"/>
        <table:table-row table:style-name="ro32">
          <table:table-cell table:style-name="ce215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15"/>
          <table:covered-table-cell table:style-name="ce227"/>
          <table:table-cell table:style-name="ce227"/>
          <table:table-cell table:style-name="ce226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2">
          <table:covered-table-cell table:number-columns-repeated="3" table:style-name="ce216"/>
          <table:covered-table-cell table:style-name="ce227"/>
          <table:table-cell table:style-name="ce227"/>
          <table:covered-table-cell table:style-name="ce230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17" office:value-type="string">
            <text:p>Id</text:p>
          </table:table-cell>
          <table:table-cell table:style-name="ce217" office:value-type="string">
            <text:p>Product</text:p>
          </table:table-cell>
          <table:table-cell table:style-name="ce226" office:value-type="string">
            <text:p>Functionality</text:p>
          </table:table-cell>
          <table:table-cell table:style-name="ce226" office:value-type="string">
            <text:p>Bug summary</text:p>
          </table:table-cell>
          <table:table-cell table:style-name="ce226" office:value-type="string">
            <text:p>Product bugID</text:p>
          </table:table-cell>
          <table:covered-table-cell table:style-name="ce230"/>
          <table:table-cell table:style-name="Default" table:number-columns-repeated="245"/>
          <table:table-cell table:number-columns-repeated="5"/>
        </table:table-row>
        <table:table-row table:style-name="ro34">
          <table:table-cell table:style-name="ce218" office:value-type="string" table:number-columns-spanned="6" table:number-rows-spanned="1">
            <text:p>V 1.6.1</text:p>
          </table:table-cell>
          <table:covered-table-cell table:number-columns-repeated="5" table:style-name="ce222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23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31" table:formula="oooc:=SUMPRODUCT(('Bugs_v1.6.1'.B$7:'Bugs_v1.6.1'.B$977=$A5)*('Bugs_v1.6.1'.A$7:'Bugs_v1.6.1'.A$977&lt;&gt;&quot;&quot;))" office:value-type="float" office:value="0">
            <text:p>#NAME?</text:p>
          </table:table-cell>
          <table:table-cell table:style-name="ce235"/>
          <table:table-cell table:style-name="ce237" table:number-columns-repeated="244"/>
          <table:table-cell table:style-name="ce240" table:number-columns-repeated="5"/>
        </table:table-row>
        <table:table-row table:style-name="ro1">
          <table:table-cell table:style-name="ce218" office:value-type="string" table:number-columns-spanned="6" table:number-rows-spanned="1">
            <text:p>V 1.6.5</text:p>
          </table:table-cell>
          <table:covered-table-cell table:number-columns-repeated="2" table:style-name="ce223"/>
          <table:covered-table-cell table:style-name="ce56"/>
          <table:covered-table-cell table:style-name="ce59"/>
          <table:covered-table-cell table:style-name="ce231"/>
          <table:table-cell table:style-name="ce235"/>
          <table:table-cell table:style-name="ce237" table:number-columns-repeated="244"/>
          <table:table-cell table:style-name="ce240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Search</text:p>
          </table:table-cell>
          <table:table-cell table:style-name="ce228" office:value-type="string">
            <text:p>Add research for nodes in the simple search of File Explorer</text:p>
          </table:table-cell>
          <table:table-cell table:style-name="ce228" office:value-type="string">
            <text:p>ECM-5331</text:p>
            <text:p>CCP-311</text:p>
          </table:table-cell>
          <table:table-cell table:style-name="ce232" table:formula="oooc:=SUMPRODUCT(('Bugs_v1.6.5'.B$7:'Bugs_v1.6.5'.B$867=$A7)*('Bugs_v1.6.5'.A$7:'Bugs_v1.6.5'.A$867&lt;&gt;&quot;&quot;))" office:value-type="float" office:value="0">
            <text:p>#NAME?</text:p>
          </table:table-cell>
          <table:table-cell table:style-name="ce235"/>
          <table:table-cell table:style-name="ce238" table:number-columns-repeated="244"/>
          <table:table-cell table:style-name="ce240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24" office:value-type="string">
            <text:p>DMS</text:p>
          </table:table-cell>
          <table:table-cell table:style-name="ce22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33" table:formula="oooc:=SUMPRODUCT(('Bugs_v1.6.5'.B$7:'Bugs_v1.6.5'.B$867=$A8)*('Bugs_v1.6.5'.A$7:'Bugs_v1.6.5'.A$867&lt;&gt;&quot;&quot;))" office:value-type="float" office:value="0">
            <text:p>#NAME?</text:p>
          </table:table-cell>
          <table:table-cell table:style-name="ce236" table:number-columns-repeated="245"/>
          <table:table-cell table:number-columns-repeated="5"/>
        </table:table-row>
        <table:table-row table:style-name="ro35">
          <table:table-cell table:style-name="ce27" office:value-type="string">
            <text:p>REG_AIO165_ECM_003</text:p>
          </table:table-cell>
          <table:table-cell table:number-columns-repeated="2" table:style-name="ce224" office:value-type="string">
            <text:p>DMS</text:p>
          </table:table-cell>
          <table:table-cell table:style-name="ce224" office:value-type="string">
            <text:p><text:span text:style-name="T16">Secours Catholique : DMS tickets backport</text:span></text:p>
            <text:p><text:span text:style-name="T17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33" table:formula="oooc:=SUMPRODUCT(('Bugs_v1.6.5'.B$7:'Bugs_v1.6.5'.B$867=$A9)*('Bugs_v1.6.5'.A$7:'Bugs_v1.6.5'.A$867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19" office:value-type="string" table:number-columns-spanned="6" table:number-rows-spanned="1">
            <text:p>V 1.6.6</text:p>
          </table:table-cell>
          <table:covered-table-cell table:number-columns-repeated="3" table:style-name="ce224"/>
          <table:covered-table-cell table:style-name="ce164"/>
          <table:covered-table-cell table:style-name="ce233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34" table:formula="oooc:=SUMPRODUCT(('Bugs_v1.6.6'.B$7:'Bugs_v1.6.6'.B$940=$A11)*('Bugs_v1.6.6'.A$7:'Bugs_v1.6.6'.A$940&lt;&gt;&quot;&quot;))" office:value-type="float" office:value="0">
            <text:p>#NAME?</text:p>
          </table:table-cell>
          <table:table-cell table:style-name="ce235"/>
          <table:table-cell table:style-name="ce237" table:number-columns-repeated="244"/>
          <table:table-cell table:style-name="ce240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2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33" table:formula="oooc:=SUMPRODUCT(('Bugs_v1.6.6'.B$7:'Bugs_v1.6.6'.B$940=$A12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2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33" table:formula="oooc:=SUMPRODUCT(('Bugs_v1.6.6'.B$7:'Bugs_v1.6.6'.B$940=$A13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33" table:formula="oooc:=SUMPRODUCT(('Bugs_v1.6.6'.B$7:'Bugs_v1.6.6'.B$940=$A14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33" table:formula="oooc:=SUMPRODUCT(('Bugs_v1.6.6'.B$7:'Bugs_v1.6.6'.B$940=$A15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19" office:value-type="string" table:number-columns-spanned="6" table:number-rows-spanned="1">
            <text:p>V 1.6.7</text:p>
          </table:table-cell>
          <table:covered-table-cell table:number-columns-repeated="2" table:style-name="ce224"/>
          <table:covered-table-cell table:number-columns-repeated="2" table:style-name="ce57"/>
          <table:covered-table-cell table:style-name="ce233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34" table:formula="oooc:=SUMPRODUCT(('Bugs_v1.6.7'.B$7:'Bugs_v1.6.7'.B$959=$A17)*('Bugs_v1.6.7'.A$7:'Bugs_v1.6.7'.A$959&lt;&gt;&quot;&quot;))" office:value-type="float" office:value="0">
            <text:p>#NAME?</text:p>
          </table:table-cell>
          <table:table-cell table:style-name="ce235"/>
          <table:table-cell table:style-name="ce239" table:number-columns-repeated="244"/>
          <table:table-cell table:style-name="ce241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33" table:formula="oooc:=SUMPRODUCT(('Bugs_v1.6.7'.B$7:'Bugs_v1.6.7'.B$959=$A18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33" table:formula="oooc:=SUMPRODUCT(('Bugs_v1.6.7'.B$7:'Bugs_v1.6.7'.B$959=$A19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33" table:formula="oooc:=SUMPRODUCT(('Bugs_v1.6.7'.B$7:'Bugs_v1.6.7'.B$959=$A20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33" table:formula="oooc:=SUMPRODUCT(('Bugs_v1.6.7'.B$7:'Bugs_v1.6.7'.B$959=$A21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33" table:formula="oooc:=SUMPRODUCT(('Bugs_v1.6.7'.B$7:'Bugs_v1.6.7'.B$959=$A22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36">
          <table:table-cell table:style-name="ce27" office:value-type="string">
            <text:p>REG_AIO167_ECM_007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33" table:formula="oooc:=SUMPRODUCT(('Bugs_v1.6.7'.B$7:'Bugs_v1.6.7'.B$959=$A23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33" table:formula="oooc:=SUMPRODUCT(('Bugs_v1.6.7'.B$7:'Bugs_v1.6.7'.B$959=$A24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33" table:formula="oooc:=SUMPRODUCT(('Bugs_v1.6.7'.B$7:'Bugs_v1.6.7'.B$959=$A25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7_ECM_010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33" table:formula="oooc:=SUMPRODUCT(('Bugs_v1.6.7'.B$7:'Bugs_v1.6.7'.B$959=$A26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33" table:formula="oooc:=SUMPRODUCT(('Bugs_v1.6.7'.B$7:'Bugs_v1.6.7'.B$959=$A27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33" table:formula="oooc:=SUMPRODUCT(('Bugs_v1.6.7'.B$7:'Bugs_v1.6.7'.B$959=$A28)*('Bugs_v1.6.7'.A$7:'Bugs_v1.6.7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">
          <table:table-cell table:style-name="ce219" office:value-type="string" table:number-columns-spanned="6" table:number-rows-spanned="1">
            <text:p>V 1.6.8</text:p>
          </table:table-cell>
          <table:covered-table-cell table:number-columns-repeated="2" table:style-name="ce224"/>
          <table:covered-table-cell table:style-name="ce57"/>
          <table:covered-table-cell table:style-name="ce27"/>
          <table:covered-table-cell table:style-name="ce233"/>
          <table:table-cell table:style-name="ce235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33" table:formula="oooc:=SUMPRODUCT(('Bugs_v1.6.8'.B$7:'Bugs_v1.6.8'.B$959=$A30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33" table:formula="oooc:=SUMPRODUCT(('Bugs_v1.6.8'.B$7:'Bugs_v1.6.8'.B$959=$A31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24" office:value-type="string">
            <text:p>ECM</text:p>
          </table:table-cell>
          <table:table-cell table:style-name="ce224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33" table:formula="oooc:=SUMPRODUCT(('Bugs_v1.6.8'.B$7:'Bugs_v1.6.8'.B$959=$A32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33" table:formula="oooc:=SUMPRODUCT(('Bugs_v1.6.8'.B$7:'Bugs_v1.6.8'.B$959=$A33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24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29" office:value-type="string">
            <text:p><text:span text:style-name="T18">ECM-5554</text:span></text:p>
            <text:p><text:span text:style-name="T18">CCP-732</text:span></text:p>
          </table:table-cell>
          <table:table-cell table:style-name="ce233" table:formula="oooc:=SUMPRODUCT(('Bugs_v1.6.8'.B$7:'Bugs_v1.6.8'.B$959=$A34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33" table:formula="oooc:=SUMPRODUCT(('Bugs_v1.6.8'.B$7:'Bugs_v1.6.8'.B$959=$A35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33" table:formula="oooc:=SUMPRODUCT(('Bugs_v1.6.8'.B$7:'Bugs_v1.6.8'.B$959=$A36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33" table:formula="oooc:=SUMPRODUCT(('Bugs_v1.6.8'.B$7:'Bugs_v1.6.8'.B$959=$A37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33" table:formula="oooc:=SUMPRODUCT(('Bugs_v1.6.8'.B$7:'Bugs_v1.6.8'.B$959=$A38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33" table:formula="oooc:=SUMPRODUCT(('Bugs_v1.6.8'.B$7:'Bugs_v1.6.8'.B$959=$A39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24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33" table:formula="oooc:=SUMPRODUCT(('Bugs_v1.6.8'.B$7:'Bugs_v1.6.8'.B$959=$A40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33" table:formula="oooc:=SUMPRODUCT(('Bugs_v1.6.8'.B$7:'Bugs_v1.6.8'.B$959=$A41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33" table:formula="oooc:=SUMPRODUCT(('Bugs_v1.6.8'.B$7:'Bugs_v1.6.8'.B$959=$A42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33" table:formula="oooc:=SUMPRODUCT(('Bugs_v1.6.8'.B$7:'Bugs_v1.6.8'.B$959=$A43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33" table:formula="oooc:=SUMPRODUCT(('Bugs_v1.6.8'.B$7:'Bugs_v1.6.8'.B$959=$A44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33" table:formula="oooc:=SUMPRODUCT(('Bugs_v1.6.8'.B$7:'Bugs_v1.6.8'.B$959=$A45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33" table:formula="oooc:=SUMPRODUCT(('Bugs_v1.6.8'.B$7:'Bugs_v1.6.8'.B$959=$A46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33" table:formula="oooc:=SUMPRODUCT(('Bugs_v1.6.8'.B$7:'Bugs_v1.6.8'.B$959=$A47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33" table:formula="oooc:=SUMPRODUCT(('Bugs_v1.6.8'.B$7:'Bugs_v1.6.8'.B$959=$A48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33" table:formula="oooc:=SUMPRODUCT(('Bugs_v1.6.8'.B$7:'Bugs_v1.6.8'.B$959=$A49)*('Bugs_v1.6.8'.A$7:'Bugs_v1.6.8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1">
          <table:table-cell table:style-name="ce219" office:value-type="string" table:number-columns-spanned="6" table:number-rows-spanned="1">
            <text:p>V 1.6.9</text:p>
          </table:table-cell>
          <table:covered-table-cell table:number-columns-repeated="2" table:style-name="ce224"/>
          <table:covered-table-cell table:style-name="ce179"/>
          <table:covered-table-cell table:style-name="ce27"/>
          <table:covered-table-cell table:style-name="ce233"/>
          <table:table-cell table:style-name="ce235"/>
          <table:table-cell table:number-columns-repeated="249"/>
        </table:table-row>
        <table:table-row table:style-name="ro11">
          <table:table-cell table:style-name="ce48" office:value-type="string">
            <text:p>REG_AIO169_WCM_002</text:p>
          </table:table-cell>
          <table:table-cell table:number-columns-repeated="2" table:style-name="ce224" office:value-type="string">
            <text:p>ECM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33" table:formula="oooc:=SUMPRODUCT(('Bugs_v1.6.9'.B$7:'Bugs_v1.6.9'.B$959=$A51)*('Bugs_v1.6.9'.A$7:'Bugs_v1.6.9'.A$959&lt;&gt;&quot;&quot;))" office:value-type="float" office:value="0">
            <text:p>#NAME?</text:p>
          </table:table-cell>
          <table:table-cell table:style-name="ce235"/>
          <table:table-cell table:number-columns-repeated="249"/>
        </table:table-row>
        <table:table-row table:style-name="ro37">
          <table:table-cell table:style-name="ce220" office:value-type="string" table:number-columns-spanned="5" table:number-rows-spanned="1">
            <text:p>Total</text:p>
          </table:table-cell>
          <table:covered-table-cell table:number-columns-repeated="3" table:style-name="ce225"/>
          <table:covered-table-cell table:style-name="ce224"/>
          <table:table-cell table:style-name="ce220" table:formula="oooc:=SUM([.F5:.F50])" office:value-type="float" office:value="0">
            <text:p>#NAME?</text:p>
          </table:table-cell>
          <table:table-cell table:number-columns-repeated="25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16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28T16:00:32</dc:date>
    <meta:print-date>2008-06-17T00:45:47</meta:print-date>
    <meta:editing-cycles>887</meta:editing-cycles>
    <meta:editing-duration>P15DT1H27M51S</meta:editing-duration>
    <meta:user-defined meta:name="Info 1"/>
    <meta:user-defined meta:name="Info 2"/>
    <meta:user-defined meta:name="Info 3"/>
    <meta:user-defined meta:name="Info 4"/>
    <meta:document-statistic meta:table-count="9" meta:cell-count="2339" meta:object-count="1"/>
  </office:meta>
</office:document-meta>
</file>